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Als WAI User möchte ich mit zufälligen Spielern weltweit Spiele starten und mich mit ihnen messen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in der Lage sein eigene Bilder upzuloaden und deren Standort freigeben können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zu bestimmten Bildern die geographische Position erraten können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meine Freunde einladen können um mit ihnen zu spielen.</text:p>
          </table:table-cell>
          <table:covered-table-cell table:number-columns-repeated="2"/>
          <table:table-cell/>
          <table:table-cell office:value-type="string" calcext:value-type="string">
            <text:p>Runden erzeugen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4">
            <text:p>Als WAI App erzeuge ich ein Spiel indem ich 15 verschiedene Bilder zufällig auswähle und 5 Runden jeweils 3 Bilder zuteile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2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Achievements im Spiel freischalten können.</text:p>
          </table:table-cell>
          <table:covered-table-cell table:number-columns-repeated="2"/>
          <table:table-cell/>
          <table:table-cell office:value-type="string" calcext:value-type="string">
            <text:p>Benutzerstatistiken</text:p>
          </table:table-cell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auch ohne mich registrieren zu müssen im Einzelspielermodus spielen können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4">
            <text:p>Als WAI User habe ich die Möglichkeit mich mit Username und Password zu registrieren um gewonnene Spiele aufzeichnen zu können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kann ich mich einloggen um mit anderen Spielern zu spielen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ich Punkte sammeln können und mich in einer nationalen sowie weltweiten Bestenliste wiederfinden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 table:number-columns-spanned="3" table:number-rows-spanned="3">
            <text:p>Als WAI User möchte die App in verschiedenen Sprachen nutzen können.</text:p>
          </table:table-cell>
          <table:covered-table-cell table:number-columns-repeated="2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Gewinner und vErlierer festleg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elergebnis ausgeben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usinesss Logik fehlt im Mome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3:37:08.716891000</meta:creation-date>
    <dc:date>2015-03-16T15:41:16.608479000</dc:date>
    <meta:editing-duration>PT1H32M46S</meta:editing-duration>
    <meta:editing-cycles>10</meta:editing-cycles>
    <meta:generator>LibreOffice/4.2.8.2$MacOSX_x86 LibreOffice_project/48d50dbfc06349262c9d50868e5c1f630a573ebd</meta:generator>
    <meta:document-statistic meta:table-count="1" meta:cell-count="16" meta:object-count="0"/>
  </office:meta>
</office:document-meta>
</file>